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449" officeooo:paragraph-rsid="000de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2:18:41.359300406</meta:creation-date>
    <dc:date>2023-03-05T12:19:23.764908701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7.3.7.2$Linux_X86_64 LibreOffice_project/30$Build-2</meta:generator>
  </office:meta>
</office:document-meta>
</file>